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6.55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392.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8.8pt"/>
    </style:style>
    <style:style style:name="co7" style:family="table-column">
      <style:table-column-properties fo:break-before="auto" style:column-width="190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51pt" fo:break-before="auto" style:use-optimal-row-height="false"/>
    </style:style>
    <style:style style:name="ta1" style:family="table" style:master-page-name="Default">
      <style:table-properties table:display="true" style:writing-mode="lr-tb" tableooo:tab-color="#89c765"/>
    </style:style>
    <style:style style:name="ta2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0"/>
    <style:style style:name="ce4" style:family="table-cell" style:parent-style-name="Default" style:data-style-name="N40">
      <style:table-cell-properties fo:background-color="#ffe5ca"/>
    </style:style>
    <style:style style:name="ce5" style:family="table-cell" style:parent-style-name="Default" style:data-style-name="N40"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e5ca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Program)" table:allow-empty-cell="false" table:display-list="unsorted" table:base-cell-address="Program.B3">
          <table:error-message table:message-type="stop" table:display="true"/>
        </table:content-validation>
      </table:content-validations>
      <table:table table:name="Program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PUT</text:p>
          </table:table-cell>
          <table:covered-table-cell table:number-columns-repeated="2"/>
          <table:table-cell table:style-name="ce2"/>
        </table:table-row>
        <table:table-row table:style-name="ro1">
          <table:table-cell table:style-name="ce1" office:value-type="string" calcext:value-type="string">
            <text:p>Hostname</text:p>
          </table:table-cell>
          <table:table-cell table:style-name="ce4" office:value-type="string" calcext:value-type="string">
            <text:p>ra-ct50-dn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Program</text:p>
          </table:table-cell>
          <table:table-cell table:style-name="ce4" table:content-validation-name="val1" office:value-type="string" calcext:value-type="string">
            <text:p>heat</text:p>
          </table:table-cell>
          <table:table-cell/>
          <table:table-cell table:style-name="ce2"/>
        </table:table-row>
        <table:table-row table:style-name="ro1">
          <table:table-cell table:style-name="ce2"/>
          <table:table-cell table:style-name="ce5" office:value-type="string" calcext:value-type="string">
            <text:p>Time (24hr)</text:p>
          </table:table-cell>
          <table:table-cell table:style-name="ce7" office:value-type="string" calcext:value-type="string">
            <text:p>Temp (deg F)</text:p>
          </table:table-cell>
          <table:table-cell table:style-name="ce18" office:value-type="string" calcext:value-type="string">
            <text:p>Calculated Time in Mins from 00:00</text:p>
          </table:table-cell>
        </table:table-row>
        <table:table-row table:style-name="ro1">
          <table:table-cell table:style-name="ce2" office:value-type="string" calcext:value-type="string">
            <text:p>Block 1</text:p>
          </table:table-cell>
          <table:table-cell table:style-name="ce4" office:value-type="time" office:time-value="PT06H00M00S" calcext:value-type="time">
            <text:p>06:00</text:p>
          </table:table-cell>
          <table:table-cell table:style-name="ce8" office:value-type="float" office:value="68" calcext:value-type="float">
            <text:p>68</text:p>
          </table:table-cell>
          <table:table-cell table:style-name="ce10" table:formula="of:=([.B5]-INT([.B5]))*1440" office:value-type="float" office:value="360" calcext:value-type="float">
            <text:p>360</text:p>
          </table:table-cell>
        </table:table-row>
        <table:table-row table:style-name="ro1">
          <table:table-cell table:style-name="ce2" office:value-type="string" calcext:value-type="string">
            <text:p>Block 2</text:p>
          </table:table-cell>
          <table:table-cell table:style-name="ce4" office:value-type="time" office:time-value="PT12H00M00S" calcext:value-type="time">
            <text:p>12:00</text:p>
          </table:table-cell>
          <table:table-cell table:style-name="ce8" office:value-type="float" office:value="68" calcext:value-type="float">
            <text:p>68</text:p>
          </table:table-cell>
          <table:table-cell table:style-name="ce10" table:formula="of:=([.B6]-INT([.B6]))*1440" office:value-type="float" office:value="720" calcext:value-type="float">
            <text:p>720</text:p>
          </table:table-cell>
        </table:table-row>
        <table:table-row table:style-name="ro1">
          <table:table-cell table:style-name="ce2" office:value-type="string" calcext:value-type="string">
            <text:p>Block 3</text:p>
          </table:table-cell>
          <table:table-cell table:style-name="ce4" office:value-type="time" office:time-value="PT19H00M00S" calcext:value-type="time">
            <text:p>19:00</text:p>
          </table:table-cell>
          <table:table-cell table:style-name="ce8" office:value-type="float" office:value="64" calcext:value-type="float">
            <text:p>64</text:p>
          </table:table-cell>
          <table:table-cell table:style-name="ce10" table:formula="of:=([.B7]-INT([.B7]))*1440" office:value-type="float" office:value="1140" calcext:value-type="float">
            <text:p>1140</text:p>
          </table:table-cell>
        </table:table-row>
        <table:table-row table:style-name="ro1">
          <table:table-cell table:style-name="ce2" office:value-type="string" calcext:value-type="string">
            <text:p>Block 4</text:p>
          </table:table-cell>
          <table:table-cell table:style-name="ce4" office:value-type="time" office:time-value="PT22H00M00S" calcext:value-type="time">
            <text:p>22:00</text:p>
          </table:table-cell>
          <table:table-cell table:style-name="ce8" office:value-type="float" office:value="64" calcext:value-type="float">
            <text:p>64</text:p>
          </table:table-cell>
          <table:table-cell table:style-name="ce10" table:formula="of:=([.B8]-INT([.B8]))*1440" office:value-type="float" office:value="1320" calcext:value-type="float">
            <text:p>132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Monday</text:p>
          </table:table-cell>
          <table:table-cell table:style-name="ce11" table:formula="of:=CONCATENATE(&quot;curl -d '{&quot;;Double_Quote;0;Double_Quote;&quot;:[&quot;;[.$D$5];Quote;[.$C$5];Quote;[.$D$6];Quote;[.$C$6];Quote;[.$D$7];Quote;[.$C$7];Quote;[.$D$8];Quote;[.$C$8];&quot;]}' http://&quot;;[.$B$2];&quot;/tstat/program/&quot;;[.$B$3];&quot;/mon&quot;)" office:value-type="string" office:string-value="curl -d '{&quot;0&quot;:[360,68,720,68,1140,64,1320,64]}' http://ra-ct50-dn/tstat/program/heat/mon" calcext:value-type="string">
            <text:p>curl -d '{"0":[360,68,720,68,1140,64,1320,64]}' http://ra-ct50-dn/tstat/program/heat/mon</text:p>
          </table:table-cell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Tuesday</text:p>
          </table:table-cell>
          <table:table-cell table:style-name="ce11" table:formula="of:=CONCATENATE(&quot;curl -d '{&quot;;Double_Quote;1;Double_Quote;&quot;:[&quot;;[.$D$5];Quote;[.$C$5];Quote;[.$D$6];Quote;[.$C$6];Quote;[.$D$7];Quote;[.$C$7];Quote;[.$D$8];Quote;[.$C$8];&quot;]}' http://&quot;;[.$B$2];&quot;/tstat/program/&quot;;[.$B$3];&quot;/tue&quot;)" office:value-type="string" office:string-value="curl -d '{&quot;1&quot;:[360,68,720,68,1140,64,1320,64]}' http://ra-ct50-dn/tstat/program/heat/tue" calcext:value-type="string">
            <text:p>curl -d '{"1":[360,68,720,68,1140,64,1320,64]}' http://ra-ct50-dn/tstat/program/heat/tue</text:p>
          </table:table-cell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Wednesday</text:p>
          </table:table-cell>
          <table:table-cell table:style-name="ce11" table:formula="of:=CONCATENATE(&quot;curl -d '{&quot;;Double_Quote;2;Double_Quote;&quot;:[&quot;;[.$D$5];Quote;[.$C$5];Quote;[.$D$6];Quote;[.$C$6];Quote;[.$D$7];Quote;[.$C$7];Quote;[.$D$8];Quote;[.$C$8];&quot;]}' http://&quot;;[.$B$2];&quot;/tstat/program/&quot;;[.$B$3];&quot;/wed&quot;)" office:value-type="string" office:string-value="curl -d '{&quot;2&quot;:[360,68,720,68,1140,64,1320,64]}' http://ra-ct50-dn/tstat/program/heat/wed" calcext:value-type="string">
            <text:p>curl -d '{"2":[360,68,720,68,1140,64,1320,64]}' http://ra-ct50-dn/tstat/program/heat/wed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Thursday</text:p>
          </table:table-cell>
          <table:table-cell table:style-name="ce11" table:formula="of:=CONCATENATE(&quot;curl -d '{&quot;;Double_Quote;3;Double_Quote;&quot;:[&quot;;[.$D$5];Quote;[.$C$5];Quote;[.$D$6];Quote;[.$C$6];Quote;[.$D$7];Quote;[.$C$7];Quote;[.$D$8];Quote;[.$C$8];&quot;]}' http://&quot;;[.$B$2];&quot;/tstat/program/&quot;;[.$B$3];&quot;/thu&quot;)" office:value-type="string" office:string-value="curl -d '{&quot;3&quot;:[360,68,720,68,1140,64,1320,64]}' http://ra-ct50-dn/tstat/program/heat/thu" calcext:value-type="string">
            <text:p>curl -d '{"3":[360,68,720,68,1140,64,1320,64]}' http://ra-ct50-dn/tstat/program/heat/thu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Friday</text:p>
          </table:table-cell>
          <table:table-cell table:style-name="ce11" table:formula="of:=CONCATENATE(&quot;curl -d '{&quot;;Double_Quote;4;Double_Quote;&quot;:[&quot;;[.$D$5];Quote;[.$C$5];Quote;[.$D$6];Quote;[.$C$6];Quote;[.$D$7];Quote;[.$C$7];Quote;[.$D$8];Quote;[.$C$8];&quot;]}' http://&quot;;[.$B$2];&quot;/tstat/program/&quot;;[.$B$3];&quot;/fri&quot;)" office:value-type="string" office:string-value="curl -d '{&quot;4&quot;:[360,68,720,68,1140,64,1320,64]}' http://ra-ct50-dn/tstat/program/heat/fri" calcext:value-type="string">
            <text:p>curl -d '{"4":[360,68,720,68,1140,64,1320,64]}' http://ra-ct50-dn/tstat/program/heat/fri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aturday</text:p>
          </table:table-cell>
          <table:table-cell table:style-name="ce11" table:formula="of:=CONCATENATE(&quot;curl -d '{&quot;;Double_Quote;5;Double_Quote;&quot;:[&quot;;[.$D$5];Quote;[.$C$5];Quote;[.$D$6];Quote;[.$C$6];Quote;[.$D$7];Quote;[.$C$7];Quote;[.$D$8];Quote;[.$C$8];&quot;]}' http://&quot;;[.$B$2];&quot;/tstat/program/&quot;;[.$B$3];&quot;/sat&quot;)" office:value-type="string" office:string-value="curl -d '{&quot;5&quot;:[360,68,720,68,1140,64,1320,64]}' http://ra-ct50-dn/tstat/program/heat/sat" calcext:value-type="string">
            <text:p>curl -d '{"5":[360,68,720,68,1140,64,1320,64]}' http://ra-ct50-dn/tstat/program/heat/sat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unday</text:p>
          </table:table-cell>
          <table:table-cell table:style-name="ce11" table:formula="of:=CONCATENATE(&quot;curl -d '{&quot;;Double_Quote;6;Double_Quote;&quot;:[&quot;;[.$D$5];Quote;[.$C$5];Quote;[.$D$6];Quote;[.$C$6];Quote;[.$D$7];Quote;[.$C$7];Quote;[.$D$8];Quote;[.$C$8];&quot;]}' http://&quot;;[.$B$2];&quot;/tstat/program/&quot;;[.$B$3];&quot;/sun&quot;)" office:value-type="string" office:string-value="curl -d '{&quot;6&quot;:[360,68,720,68,1140,64,1320,64]}' http://ra-ct50-dn/tstat/program/heat/sun" calcext:value-type="string">
            <text:p>curl -d '{"6":[360,68,720,68,1140,64,1320,64]}' http://ra-ct50-dn/tstat/program/heat/sun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7" office:value-type="string" calcext:value-type="string">
            <text:p>All Days</text:p>
          </table:table-cell>
          <table:table-cell table:style-name="ce20" table:formula="of:=CONCATENATE([.D9];&quot;; &quot;;[.D10];&quot;; &quot;;[.D11];&quot;; &quot;;[.D12];&quot;; &quot;;[.D13];&quot;; &quot;;[.D14];&quot;; &quot;;[.D15])" office:value-type="string" office:string-value="curl -d '{&quot;0&quot;:[360,68,720,68,1140,64,1320,64]}' http://ra-ct50-dn/tstat/program/heat/mon; curl -d '{&quot;1&quot;:[360,68,720,68,1140,64,1320,64]}' http://ra-ct50-dn/tstat/program/heat/tue; curl -d '{&quot;2&quot;:[360,68,720,68,1140,64,1320,64]}' http://ra-ct50-dn/tstat/program/heat/wed; curl -d '{&quot;3&quot;:[360,68,720,68,1140,64,1320,64]}' http://ra-ct50-dn/tstat/program/heat/thu; curl -d '{&quot;4&quot;:[360,68,720,68,1140,64,1320,64]}' http://ra-ct50-dn/tstat/program/heat/fri; curl -d '{&quot;5&quot;:[360,68,720,68,1140,64,1320,64]}' http://ra-ct50-dn/tstat/program/heat/sat; curl -d '{&quot;6&quot;:[360,68,720,68,1140,64,1320,64]}' http://ra-ct50-dn/tstat/program/heat/sun" calcext:value-type="string">
            <text:p>curl -d '{"0":[360,68,720,68,1140,64,1320,64]}' http://ra-ct50-dn/tstat/program/heat/mon; curl -d '{"1":[360,68,720,68,1140,64,1320,64]}' http://ra-ct50-dn/tstat/program/heat/tue; curl -d '{"2":[360,68,720,68,1140,64,1320,64]}' http://ra-ct50-dn/tstat/program/heat/wed; curl -d '{"3":[360,68,720,68,1140,64,1320,64]}' http://ra-ct50-dn/tstat/program/heat/thu; curl -d '{"4":[360,68,720,68,1140,64,1320,64]}' http://ra-ct50-dn/tstat/program/heat/fri; curl -d '{"5":[360,68,720,68,1140,64,1320,64]}' http://ra-ct50-dn/tstat/program/heat/sat; curl -d '{"6":[360,68,720,68,1140,64,1320,64]}' http://ra-ct50-dn/tstat/program/heat/su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 table:number-rows-repeated="104855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an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NPUT</text:p>
          </table:table-cell>
          <table:covered-table-cell table:style-name="ce6"/>
          <table:covered-table-cell table:style-name="ce15"/>
          <table:table-cell/>
        </table:table-row>
        <table:table-row table:style-name="ro1">
          <table:table-cell table:style-name="ce1" office:value-type="string" calcext:value-type="string">
            <text:p>Hostname</text:p>
          </table:table-cell>
          <table:table-cell table:style-name="ce4" office:value-type="string" calcext:value-type="string">
            <text:p>ra-ct50-up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ON</text:p>
          </table:table-cell>
          <table:table-cell table:style-name="ce11" table:formula="of:=CONCATENATE(&quot;curl -d '{&quot;;Double_Quote;&quot;fmode&quot;;Double_Quote;&quot;:2}' http://&quot;;[.$B$2];&quot;/tstat&quot;)" office:value-type="string" office:string-value="curl -d '{&quot;fmode&quot;:2}' http://ra-ct50-up/tstat" calcext:value-type="string">
            <text:p>curl -d '{"fmode":2}' http://ra-ct50-up/tstat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OFF</text:p>
          </table:table-cell>
          <table:table-cell table:style-name="ce11" table:formula="of:=CONCATENATE(&quot;curl -d '{&quot;;Double_Quote;&quot;fmode&quot;;Double_Quote;&quot;:0}' http://&quot;;[.$B$2];&quot;/tstat&quot;)" office:value-type="string" office:string-value="curl -d '{&quot;fmode&quot;:0}' http://ra-ct50-up/tstat" calcext:value-type="string">
            <text:p>curl -d '{"fmode":0}' http://ra-ct50-up/tstat</text:p>
          </table:table-cell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Lists" table:style-name="ta2"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Program</text:p>
          </table:table-cell>
          <table:table-cell/>
        </table:table-row>
        <table:table-row table:style-name="ro1">
          <table:table-cell office:value-type="string" calcext:value-type="string">
            <text:p>heat</text:p>
          </table:table-cell>
          <table:table-cell/>
        </table:table-row>
        <table:table-row table:style-name="ro1">
          <table:table-cell office:value-type="string" calcext:value-type="string">
            <text:p>coo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formula="of:=CHAR(34)" office:value-type="string" office:string-value="&quot;" calcext:value-type="string">
            <text:p>"</text:p>
          </table:table-cell>
          <table:table-cell table:style-name="ce5" office:value-type="string" calcext:value-type="string">
            <text:p>← double quote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style-name="ce5" office:value-type="string" calcext:value-type="string">
            <text:p>← comma</text:p>
          </table:table-cell>
        </table:table-row>
      </table:table>
      <table:named-expressions/>
      <table:database-ranges>
        <table:database-range table:name="Double_Quote" table:target-range-address="Lists.A5:Lists.A5" table:on-update-keep-styles="true" table:on-update-keep-size="false"/>
        <table:database-range table:name="Program" table:target-range-address="Lists.A2:Lists.A3" table:on-update-keep-styles="true" table:on-update-keep-size="false"/>
        <table:database-range table:name="Quote" table:target-range-address="Lists.A6:Lists.A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09:35:45.509279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7:51:06.561706756</meta:creation-date>
    <dc:date>2020-03-22T10:15:32.670685333</dc:date>
    <meta:editing-duration>PT2H27M27S</meta:editing-duration>
    <meta:editing-cycles>16</meta:editing-cycles>
    <meta:generator>LibreOffice/6.0.7.3$Linux_X86_64 LibreOffice_project/00m0$Build-3</meta:generator>
    <meta:document-statistic meta:table-count="3" meta:cell-count="54" meta:object-count="0"/>
  </office:meta>
</office:document-meta>
</file>